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106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637cm" fo:break-before="auto" style:use-optimal-row-height="true"/>
    </style:style>
    <style:style style:name="ro5" style:family="table-row">
      <style:table-row-properties style:row-height="2.42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68cm" fo:break-before="auto" style:use-optimal-row-height="true"/>
    </style:style>
    <style:style style:name="ro12" style:family="table-row">
      <style:table-row-properties style:row-height="0.707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2.08cm" fo:break-before="auto" style:use-optimal-row-height="true"/>
    </style:style>
    <style:style style:name="ro16" style:family="table-row">
      <style:table-row-properties style:row-height="1.868cm" fo:break-before="auto" style:use-optimal-row-height="true"/>
    </style:style>
    <style:style style:name="ro17" style:family="table-row">
      <style:table-row-properties style:row-height="2.29cm" fo:break-before="auto" style:use-optimal-row-height="true"/>
    </style:style>
    <style:style style:name="ro18" style:family="table-row">
      <style:table-row-properties style:row-height="3.316cm" fo:break-before="auto" style:use-optimal-row-height="true"/>
    </style:style>
    <style:style style:name="ro19" style:family="table-row">
      <style:table-row-properties style:row-height="1.921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3.685cm" fo:break-before="auto" style:use-optimal-row-height="true"/>
    </style:style>
    <style:style style:name="ro27" style:family="table-row">
      <style:table-row-properties style:row-height="3.21cm" fo:break-before="auto" style:use-optimal-row-height="true"/>
    </style:style>
    <style:style style:name="ro28" style:family="table-row">
      <style:table-row-properties style:row-height="5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1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0T12:29:27.73">
            <text:p>1020 <text:s/>122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0T12:29:27.73">
            <text:p>1020 <text:s/>1229</text:p>
          </table:table-cell>
          <table:table-cell table:style-name="ce7" table:formula="of:=NOW()" office:value-type="date" office:date-value="2021-10-20T12:29:27.73">
            <text:p>1020 <text:s/>12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0T12:29:27.73">
            <text:p>1020 <text:s/>122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6"/>
          <table:table-cell table:number-columns-repeated="1011"/>
        </table:table-row>
        <table:table-row table:style-name="ro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1" table:default-cell-style-name="ce3"/>
        <table:table-row table:style-name="ro8">
          <table:table-cell table:style-name="ce18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buy. to buy. necessary. / I buy. she buys. we buy. / I want to buy. I need to buy.</text:p>
          </table:table-cell>
          <table:table-cell table:style-name="ce20"/>
          <table:table-cell table:style-name="ce21" office:value-type="string">
            <text:p>buy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what? / what do I buy? / what did I buy? / what do I need to buy? / what do I want to buy? / </text:p>
          </table:table-cell>
          <table:table-cell table:style-name="ce20"/>
          <table:table-cell table:style-name="ce21" office:value-type="string">
            <text:p>buy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shop. store. supermarket. / I go to the store. / name. the name of the store. / how often. often. how often do you go?</text:p>
          </table:table-cell>
          <table:table-cell table:style-name="ce20"/>
          <table:table-cell table:style-name="ce21" office:value-type="string">
            <text:p>store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often. how often? / go. do you go? you. / I go. I go to the shop. I go to the shop often.</text:p>
          </table:table-cell>
          <table:table-cell table:style-name="ce20"/>
          <table:table-cell table:style-name="ce21" office:value-type="string">
            <text:p>go out</text:p>
          </table:table-cell>
          <table:table-cell table:style-name="ce21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you. you go / I go / they go / he goes</text:p>
          </table:table-cell>
          <table:table-cell table:style-name="ce20"/>
          <table:table-cell table:style-name="ce21" office:value-type="string">
            <text:p>go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I drink / water / I drink water / you drink water / they drink water / he drinks water</text:p>
          </table:table-cell>
          <table:table-cell table:style-name="ce20"/>
          <table:table-cell table:style-name="ce21" office:value-type="string">
            <text:p>drink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this / that / what? / who? / what is this? / what is that?</text:p>
          </table:table-cell>
          <table:table-cell table:style-name="ce20"/>
          <table:table-cell table:style-name="ce21" office:value-type="string">
            <text:p>ask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9" office:value-type="string">
            <text:p>here / there / I go / I go there / you go / you go there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19" office:value-type="string">
            <text:p>help / I need / your help / I need your help</text:p>
          </table:table-cell>
          <table:table-cell table:style-name="ce20"/>
          <table:table-cell table:style-name="ce21" office:value-type="string">
            <text:p>help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9" office:value-type="string">
            <text:p>injury / pain / you have pain / you got injured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9" office:value-type="string">
            <text:p>food / I eat / he eats / I eat food / you eat food / you ate <text:s/>food / already / not yet</text:p>
          </table:table-cell>
          <table:table-cell table:style-name="ce20"/>
          <table:table-cell table:style-name="ce21" office:value-type="string">
            <text:p>eat</text:p>
          </table:table-cell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1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0"/>
          <table:table-cell table:style-name="ce21" office:value-type="string">
            <text:p>walk,run / mode</text:p>
          </table:table-cell>
          <table:table-cell table:style-name="ce21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9" office:value-type="string">
            <text:p>聞く。書く。見る。知る。分かる。　=&gt;　を使った、文</text:p>
          </table:table-cell>
          <table:table-cell table:style-name="ce20"/>
          <table:table-cell table:style-name="ce21"/>
          <table:table-cell table:style-name="ce21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笛。竹。造る。竹で造る。竹で作った笛。</text:p>
          </table:table-cell>
          <table:table-cell table:style-name="ce20"/>
          <table:table-cell table:style-name="ce21"/>
          <table:table-cell table:style-name="ce21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2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9" office:value-type="string">
            <text:p>頭から、血が出ています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9" office:value-type="string">
            <text:p>何時から始まるか、知っていますか。</text:p>
          </table:table-cell>
          <table:table-cell table:style-name="ce20"/>
          <table:table-cell table:style-name="ce21" office:value-type="string">
            <text:p>when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眠いですか。疲れています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9" office:value-type="string">
            <text:p>何時に終わるか、知っていますか。午後４時に、終わり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9" office:value-type="string">
            <text:p>今日はとても暑いです。少し休みましょう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3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9" office:value-type="string">
            <text:p>今日はとても暑いです。 / I drink water very much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3">
            <text:p>1020 <text:s/>1229</text:p>
          </table:table-cell>
          <table:table-cell table:number-columns-repeated="1011"/>
        </table:table-row>
        <table:table-row table:style-name="ro2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9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3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9" office:value-type="string">
            <text:p>今日は、風が吹いている。とても寒いです。雨が降る。雨が降るかも知れません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3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9" office:value-type="string">
            <text:p>今日は雲がない。とても暑いです。/ 熱中症。水を飲み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3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風が吹いている。風が吹いていない。どっちですか？</text:p>
          </table:table-cell>
          <table:table-cell table:style-name="ce20"/>
          <table:table-cell table:style-name="ce21" office:value-type="string">
            <text:p>A or B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5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9" office:value-type="string">
            <text:p>he got injured. / he needs help.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5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9" office:value-type="string">
            <text:p>指を怪我しました。肩を壁にぶつけました。足を角材にぶつけました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5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9" office:value-type="string">
            <text:p>can you hold his arm? / please hold his body. / can you move these wood boards away for me? I want to make <text:s/>a space for him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5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9" office:value-type="string">
            <text:p>喉が渇きました。水は、どこで飲めますか？水を飲む場所はありますか？水道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5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9" office:value-type="string">
            <text:p>you go forward. / you turn to the left. / and, you turn to the right / there is a toilet. / someone is using it now.</text:p>
          </table:table-cell>
          <table:table-cell table:style-name="ce20"/>
          <table:table-cell table:style-name="ce21" office:value-type="string">
            <text:p>direc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6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9" office:value-type="string">
            <text:p>ここに穴があります。危ないです。板を置きます。</text:p>
          </table:table-cell>
          <table:table-cell table:style-name="ce20"/>
          <table:table-cell table:style-name="ce21" office:value-type="string">
            <text:p>dang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6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9" office:value-type="string">
            <text:p>why his head is bleeding? where did he hit his head, when? / how did he fall on the floor? / how did you come here. train, car?</text:p>
          </table:table-cell>
          <table:table-cell table:style-name="ce20"/>
          <table:table-cell table:style-name="ce21" office:value-type="string">
            <text:p>reason, method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6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9" office:value-type="string">
            <text:p>why his nose is bleeding? / because an iron rod fell on his nose </text:p>
          </table:table-cell>
          <table:table-cell table:style-name="ce20"/>
          <table:table-cell table:style-name="ce21" office:value-type="string">
            <text:p>reason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6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it really happened? / he fell down on the floor. it is slippery.</text:p>
          </table:table-cell>
          <table:table-cell table:style-name="ce20"/>
          <table:table-cell table:style-name="ce21" office:value-type="string">
            <text:p>“really”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he says he wants to have a rest. / he says he is not feeling well. / he says he wants to sit down on the floor. / how does he feel?</text:p>
          </table:table-cell>
          <table:table-cell table:style-name="ce20"/>
          <table:table-cell table:style-name="ce21" office:value-type="string">
            <text:p>“say”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9" office:value-type="string">
            <text:p>his mouth got swollen. he hit his mouth on the iron bar.</text:p>
          </table:table-cell>
          <table:table-cell table:style-name="ce20"/>
          <table:table-cell table:style-name="ce21" office:value-type="string">
            <text:p>body par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腕から血が流れている。脚から血が流れている。 / 彼は、下の階へ落ちた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ここには、ロープが張られていない。落ちます。危険です。</text:p>
          </table:table-cell>
          <table:table-cell table:style-name="ce20"/>
          <table:table-cell table:style-name="ce21" office:value-type="string">
            <text:p>dang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9" office:value-type="string">
            <text:p>それはとても重いです。動かさなくていいです。後で、皆で動かしましょう。</text:p>
          </table:table-cell>
          <table:table-cell table:style-name="ce20"/>
          <table:table-cell table:style-name="ce21" office:value-type="string">
            <text:p>性質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7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9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0"/>
          <table:table-cell table:style-name="ce21" office:value-type="string">
            <text:p>性質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19" office:value-type="string">
            <text:p>２階から、３階へ、上がってもらえますか？そこで、壁を叩いてください。</text:p>
          </table:table-cell>
          <table:table-cell table:style-name="ce20"/>
          <table:table-cell table:style-name="ce21" office:value-type="string">
            <text:p>移動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9" office:value-type="string">
            <text:p>it is good. you are doing well. please do it. please continue it. / please do it again.</text:p>
          </table:table-cell>
          <table:table-cell table:style-name="ce20"/>
          <table:table-cell table:style-name="ce21" office:value-type="string">
            <text:p>良い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9" office:value-type="string">
            <text:p>can you hold this chord for me for a while? / I want to got to the toilet. / can you have this backet for me? I want to pour water into it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9" office:value-type="string">
            <text:p>水を出す筒。水。筒。彼は、水を出します。</text:p>
          </table:table-cell>
          <table:table-cell table:style-name="ce20"/>
          <table:table-cell table:style-name="ce21" office:value-type="string">
            <text:p>tool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9" office:value-type="string">
            <text:p>柱と、柱の周りに、水をかけてください。梁に、水をかけてください。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8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9" office:value-type="string">
            <text:p>たばこ。タバコを吸いますか？どこでタバコを吸えますか？タバコを吸う場所。喫煙所。</text:p>
          </table:table-cell>
          <table:table-cell table:style-name="ce20"/>
          <table:table-cell table:style-name="ce21" office:value-type="string">
            <text:p>things:tobacco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9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9" office:value-type="string">
            <text:p>休憩。時間。時刻。休憩の時間。あるいは、タバコを吸いますか？そして、水を飲みますか？</text:p>
          </table:table-cell>
          <table:table-cell table:style-name="ce20"/>
          <table:table-cell table:style-name="ce21" office:value-type="string">
            <text:p>syntax : and, o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9">
            <text:p>1020 <text:s/>122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9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0"/>
          <table:table-cell table:style-name="ce21" office:value-type="string">
            <text:p>word : もう、すでに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9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9" office:value-type="string">
            <text:p>バケツに水を入れていください。ブラシ。ブラシで、鉄筋を、洗ってください。</text:p>
          </table:table-cell>
          <table:table-cell table:style-name="ce20"/>
          <table:table-cell table:style-name="ce21" office:value-type="string">
            <text:p>作業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9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9" office:value-type="string">
            <text:p>疲れましたか？暑いですか？１０分ぐらい、やすんでください。私が、代わりに、やります。</text:p>
          </table:table-cell>
          <table:table-cell table:style-name="ce20"/>
          <table:table-cell table:style-name="ce21" office:value-type="string">
            <text:p>健康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89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9" office:value-type="string">
            <text:p>do you know where the stairs are? / stairs / the stairs are on the other side / this side</text:p>
          </table:table-cell>
          <table:table-cell table:style-name="ce20"/>
          <table:table-cell table:style-name="ce21" office:value-type="string">
            <text:p>loca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9" office:value-type="string">
            <text:p>I have a hat. / you have a hat / did you buy that hat in japan?</text:p>
          </table:table-cell>
          <table:table-cell table:style-name="ce20"/>
          <table:table-cell table:style-name="ce21" office:value-type="string">
            <text:p>things : h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9" office:value-type="string">
            <text:p>I am hungry / I didn't eat breakfast. / I want to eat. / I have some food.</text:p>
          </table:table-cell>
          <table:table-cell table:style-name="ce20"/>
          <table:table-cell table:style-name="ce21" office:value-type="string">
            <text:p>action : e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9" office:value-type="string">
            <text:p>a big hat / a small hat / the sun light / it comes / the sun light comes / the sun light doesn't come</text:p>
          </table:table-cell>
          <table:table-cell table:style-name="ce20"/>
          <table:table-cell table:style-name="ce21" office:value-type="string">
            <text:p>things : h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9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0"/>
          <table:table-cell table:style-name="ce21" office:value-type="string">
            <text:p>ea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19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0"/>
          <table:table-cell table:style-name="ce21" office:value-type="string">
            <text:p>bucket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19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1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9" office:value-type="string">
            <text:p>この板は、とても重いです。手では、運べません。運べないでしょう。 / 一輪車を、探し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1">
            <text:p>1020 <text:s/>1229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2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3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3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3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4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0"/>
          <table:table-cell table:style-name="ce21" office:value-type="string">
            <text:p>weathe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4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4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風。吹く。風が吹く。 / もし風が吹いたら。涼しい。涼しくなる。涼しくなるだろう。</text:p>
          </table:table-cell>
          <table:table-cell table:style-name="ce20"/>
          <table:table-cell table:style-name="ce21" office:value-type="string">
            <text:p>condition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4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0"/>
          <table:table-cell table:style-name="ce21" office:value-type="string">
            <text:p>week,month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5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5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0"/>
          <table:table-cell table:style-name="ce21" office:value-type="string">
            <text:p>labor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6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0"/>
          <table:table-cell table:style-name="ce21" office:value-type="string">
            <text:p>injury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6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呼吸。苦しい。感じる。 / 呼吸が苦しい。 / 胸。痛い。胸が痛い。 / 腹。腹が痛い。</text:p>
          </table:table-cell>
          <table:table-cell table:style-name="ce20"/>
          <table:table-cell table:style-name="ce21" office:value-type="string">
            <text:p>medical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6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0"/>
          <table:table-cell table:style-name="ce21" office:value-type="string">
            <text:p>tools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7">
            <text:p>1020 <text:s/>1229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9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0"/>
          <table:table-cell table:style-name="ce21" office:value-type="string">
            <text:p>シャベル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7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9" office:value-type="string">
            <text:p>氷。冷やす。冷たい。水で冷やす。 / 置く。首。首に置く。首に氷を置く。</text:p>
          </table:table-cell>
          <table:table-cell table:style-name="ce20"/>
          <table:table-cell table:style-name="ce21" office:value-type="string">
            <text:p>冷やす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7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9" office:value-type="string">
            <text:p>気温。高い。今日は、気温が高いです。/ 飲む。飲み物。食べる。食べ物。</text:p>
          </table:table-cell>
          <table:table-cell table:style-name="ce20"/>
          <table:table-cell table:style-name="ce21" office:value-type="string">
            <text:p>気温；飲む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0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9" office:value-type="string">
            <text:p>hot / temperature / high, low / temperature is high / I want / I need / temperature is low / I want the temperature to be low.</text:p>
          </table:table-cell>
          <table:table-cell table:style-name="ce20"/>
          <table:table-cell table:style-name="ce21" office:value-type="string">
            <text:p>気温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2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9" office:value-type="string">
            <text:p>消しゴム以外に、何を売っていますか？</text:p>
          </table:table-cell>
          <table:table-cell table:style-name="ce20" office:value-type="date" office:date-value="2021-04-29T16:41:16.94">
            <text:p>0429</text:p>
          </table:table-cell>
          <table:table-cell table:style-name="ce21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3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9" office:value-type="string">
            <text:p>昨日は、ぐっすりと眠りました。それなのに、今朝は眠いのです。</text:p>
          </table:table-cell>
          <table:table-cell table:style-name="ce20" office:value-type="date" office:date-value="2021-05-01T10:24:21.49">
            <text:p>0501</text:p>
          </table:table-cell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2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9" office:value-type="string">
            <text:p>部屋の中は暑くて、とても寝ていられません。</text:p>
          </table:table-cell>
          <table:table-cell table:style-name="ce20" office:value-type="date" office:date-value="2021-05-01T10:43:01.47">
            <text:p>0501</text:p>
          </table:table-cell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3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9" office:value-type="string">
            <text:p>私は公園へ行く時、自転車を使います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8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9" office:value-type="string">
            <text:p>落花生が好きで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9" office:value-type="string">
            <text:p>傷の手当ての、新しい方法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水を飲みたいですか。何か食べたいです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9" office:value-type="string">
            <text:p>お腹が空いていますか。食事は、何時に食べました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あなたの名前はなんですか？ / 日本には、いつ来たのですか？</text:p>
          </table:table-cell>
          <table:table-cell table:style-name="ce20"/>
          <table:table-cell table:style-name="ce21" office:value-type="string">
            <text:p>name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日本には、いつ来たのですか？</text:p>
          </table:table-cell>
          <table:table-cell table:style-name="ce20"/>
          <table:table-cell table:style-name="ce21" office:value-type="string">
            <text:p>when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7.99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日本に来て、どのくらい経ちます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how do you come here? do you use railway?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9" office:value-type="string">
            <text:p>see you again. / have a nice day. / take care. / thank you for your help today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9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ネジを回すための道具。持っていますか？/ ネジ。回す。道具。持っている。</text:p>
          </table:table-cell>
          <table:table-cell table:style-name="ce20"/>
          <table:table-cell table:style-name="ce22" office:value-type="string">
            <text:p>have ; 도구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9" office:value-type="string">
            <text:p>I like peanuts</text:p>
          </table:table-cell>
          <table:table-cell table:style-name="ce20"/>
          <table:table-cell table:style-name="ce22" office:value-type="string">
            <text:p>like</text:p>
          </table:table-cell>
          <table:table-cell table:style-name="ce21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like coconut milk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like the sound of flute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9" office:value-type="string">
            <text:p>I do not like creaking sound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9" office:value-type="string">
            <text:p>上の階へ行きます。下の階から来ました。階段はありますか？まっすぐ行って、左側にありま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9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1">
            <text:p>1020 <text:s/>1229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9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9" office:value-type="string">
            <text:p>病院に行きます。救急車を呼びます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it takes another 2 hours. / I am sorry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頭を動かす。 / 顔を出す。 / 眼が見えない。 / 鼻が痛い。 / 口から泡が出る。/ 熱中症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9" office:value-type="string">
            <text:p>お金を持っていますか？いくら持っていますか？財布を落としました。財布を拾いましたか？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9" office:value-type="string">
            <text:p>休みの日。何をしますか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2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19" office:value-type="string">
            <text:p>it is not good. it is bad. please don't do it. please stop it.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3">
            <text:p>1020 <text:s/>1229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9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3">
            <text:p>1020 <text:s/>1229</text:p>
          </table:table-cell>
          <table:table-cell table:number-columns-repeated="1011"/>
        </table:table-row>
        <table:table-row table:style-name="ro14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9" office:value-type="string">
            <text:p>食中毒です。今朝、何を食べましたか？何を飲みましたか？ / レタスを食べました。</text:p>
          </table:table-cell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3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9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3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9" office:value-type="string">
            <text:p>ここで、壁を叩いてください。この作業をすると、疲れます。ご苦労様です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3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9" office:value-type="string">
            <text:p>朝は、何時から始まりますか？午後は、何時から始めますか？夕方は、何時に終わりますか？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4">
            <text:p>1020 <text:s/>1229</text:p>
          </table:table-cell>
          <table:table-cell table:number-columns-repeated="1011"/>
        </table:table-row>
        <table:table-row table:style-name="ro13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9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4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9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0"/>
          <table:table-cell table:style-name="ce21" office:value-type="string">
            <text:p>schedule</text:p>
          </table:table-cell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4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9" office:value-type="string">
            <text:p>rest / I rest / you rest / tired / I am tired / you are tired / he is tired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4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9" office:value-type="string">
            <text:p>hello. / thank you / good bye / good morning</text:p>
          </table:table-cell>
          <table:table-cell table:style-name="ce20"/>
          <table:table-cell table:style-name="ce21"/>
          <table:table-cell table:style-name="ce21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4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9" office:value-type="string">
            <text:p>help / I need / your help / I need your help</text:p>
            <text:p>injury / pain / you have pain / you got injured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9" office:value-type="string">
            <text:p>water / I drink / you drink / thirsty / I eat / we eat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9" office:value-type="string">
            <text:p>blood / blood on your face / blood on your arm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9" office:value-type="string">
            <text:p>he cut his leg / he cut his fingers / he cut his head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1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9" office:value-type="string">
            <text:p>blood / face / your face / arm / your arm</text:p>
          </table:table-cell>
          <table:table-cell table:style-name="ce20"/>
          <table:table-cell table:style-name="ce21"/>
          <table:table-cell table:style-name="ce21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9" office:value-type="string">
            <text:p>a box / to carry / to carry a box / he carries a box / he was carrying a box</text:p>
          </table:table-cell>
          <table:table-cell table:style-name="ce20"/>
          <table:table-cell table:style-name="ce21"/>
          <table:table-cell table:style-name="ce21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1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19"/>
          <table:table-cell table:style-name="ce20"/>
          <table:table-cell table:style-name="ce21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6"/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1011"/>
        </table:table-row>
        <table:table-row table:style-name="ro7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0T12:29:28.05">
            <text:p>1020 <text:s/>122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0T12:29:28.05">
            <text:p>2021/10/20 12:2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0T12:29:28.05">
            <text:p>1020 <text:s/>1229</text:p>
          </table:table-cell>
          <table:table-cell table:style-name="ce7" table:formula="of:=NOW()" office:value-type="date" office:date-value="2021-10-20T12:29:28.05">
            <text:p>1020 <text:s/>122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0T12:29:28.05">
            <text:p>1020 <text:s/>122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3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4" office:value-type="string">
            <text:p><text:span text:style-name="T1">w : </text:span><text:span text:style-name="T1"><text:a xlink:href="https://youtu.be/K8mbMJ4S-RU?t=1219">https://youtu.be/K8mbMJ4S-RU?t=1219</text:a></text:span></text:p>
            <text:p><text:span text:style-name="T1">y : </text:span><text:span text:style-name="T1"><text:a xlink:href="https://youtu.be/K8mbMJ4S-RU?t=1244">https://youtu.be/K8mbMJ4S-RU?t=1244</text:a></text:span></text:p>
            <text:p><text:span text:style-name="T1">z : </text:span><text:span text:style-name="T1"><text:a xlink:href="https://youtu.be/K8mbMJ4S-RU?t=1272">https://youtu.be/K8mbMJ4S-RU?t=1272</text:a></text:span></text:p>
            <text:p><text:span text:style-name="T1">nz : </text:span><text:span text:style-name="T1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3" office:value-type="string">
            <text:p>https://www.kpedia.jp/w/13622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0T12:29:25.83">
            <text:p>1020 <text:s/>122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0T12:29:25.83">
            <text:p>1020 <text:s/>1229</text:p>
          </table:table-cell>
          <table:table-cell table:style-name="ce7" table:formula="of:=NOW()" office:value-type="date" office:date-value="2021-10-20T12:29:28.21">
            <text:p>1020 <text:s/>122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0T12:29:28.21">
            <text:p>1020 <text:s/>122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7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2021/10/20</text:date>, <text:time>12:29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0T12:29:27.36</dc:date>
    <dc:creator>iwabuchi ken</dc:creator>
    <meta:editing-duration>P8DT3H16M36S</meta:editing-duration>
    <meta:editing-cycles>1183</meta:editing-cycles>
    <meta:generator>OpenOffice/4.1.3$Win32 OpenOffice.org_project/413m1$Build-9783</meta:generator>
    <meta:document-statistic meta:table-count="3" meta:cell-count="1113" meta:object-count="0"/>
  </office:meta>
</office:document-meta>
</file>